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Verdana, Helvetica, sans-serif"/>
    <style:font-face style:name="Cambria" svg:font-family="Cambria"/>
    <style:font-face style:name="Symbol" svg:font-family="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0.5pt" style:font-size-asian="10.5pt" style:font-size-complex="10.5pt"/>
    </style:style>
    <style:style style:name="P2" style:family="paragraph" style:parent-style-name="Standard">
      <style:text-properties style:font-name="Arial1" fo:font-size="10.5pt" officeooo:paragraph-rsid="000c3c90" style:font-size-asian="10.5pt" style:font-size-complex="10.5pt"/>
    </style:style>
    <style:style style:name="P3" style:family="paragraph" style:parent-style-name="Standard" style:list-style-name="L3">
      <style:text-properties style:font-name="Arial1" fo:font-size="10.5pt" style:font-size-asian="10.5pt" style:font-size-complex="10.5pt"/>
    </style:style>
    <style:style style:name="P4" style:family="paragraph" style:parent-style-name="Standard">
      <style:text-properties style:font-name="Arial1" fo:font-size="10.5pt" officeooo:paragraph-rsid="000cfc81" style:font-size-asian="10.5pt" style:font-size-complex="10.5pt"/>
    </style:style>
    <style:style style:name="P5" style:family="paragraph" style:parent-style-name="Standard" style:list-style-name="L4">
      <style:text-properties style:font-name="Arial1" fo:font-size="10.5pt" style:font-size-asian="10.5pt" style:font-size-complex="10.5pt"/>
    </style:style>
    <style:style style:name="P6" style:family="paragraph" style:parent-style-name="Standard" style:list-style-name="L5">
      <style:text-properties style:font-name="Arial1" fo:font-size="10.5pt" style:font-size-asian="10.5pt" style:font-size-complex="10.5pt"/>
    </style:style>
    <style:style style:name="P7" style:family="paragraph" style:parent-style-name="Standard">
      <style:text-properties style:font-name="Arial1" fo:font-size="10.5pt" officeooo:paragraph-rsid="001356be" style:font-size-asian="10.5pt" style:font-size-complex="10.5pt"/>
    </style:style>
    <style:style style:name="P8" style:family="paragraph" style:parent-style-name="Standard">
      <style:text-properties style:font-name="Arial1" fo:font-size="10.5pt" officeooo:rsid="0018a1b4" officeooo:paragraph-rsid="0018a1b4" style:font-size-asian="10.5pt" style:font-size-complex="10.5pt"/>
    </style:style>
    <style:style style:name="P9" style:family="paragraph" style:parent-style-name="Standard" style:list-style-name="L7">
      <style:text-properties fo:color="#3333ff" style:font-name="Arial1" fo:font-size="10.5pt" officeooo:rsid="0018a1b4" officeooo:paragraph-rsid="0018a1b4" style:font-size-asian="10.5pt" style:font-size-complex="10.5pt"/>
    </style:style>
    <style:style style:name="P10" style:family="paragraph" style:parent-style-name="Standard">
      <style:paragraph-properties fo:margin-left="0cm" fo:margin-right="0cm" style:line-height-at-least="0.372cm" fo:text-align="start" style:justify-single-word="false" fo:text-indent="0cm" style:auto-text-indent="false"/>
      <style:text-properties style:font-name="Arial1" fo:font-size="8.60000038146973pt" officeooo:paragraph-rsid="00070e0d" style:font-size-asian="8.60000038146973pt" style:font-size-complex="8.60000038146973pt"/>
    </style:style>
    <style:style style:name="P11" style:family="paragraph" style:parent-style-name="Standard">
      <style:paragraph-properties fo:margin-left="0cm" fo:margin-right="0cm" style:line-height-at-least="0.372cm" fo:text-align="start" style:justify-single-word="false" fo:text-indent="0cm" style:auto-text-indent="false"/>
      <style:text-properties style:font-name="Arial1" fo:font-size="8.60000038146973pt" officeooo:rsid="00070e0d" officeooo:paragraph-rsid="0008a438" style:font-size-asian="8.60000038146973pt" style:font-size-complex="8.60000038146973pt"/>
    </style:style>
    <style:style style:name="P12" style:family="paragraph" style:parent-style-name="Standard">
      <style:paragraph-properties fo:margin-left="0cm" fo:margin-right="0cm" style:line-height-at-least="0.372cm" fo:text-align="start" style:justify-single-word="false" fo:text-indent="0cm" style:auto-text-indent="false"/>
      <style:text-properties style:font-name="Arial1" fo:font-size="8.60000038146973pt" officeooo:rsid="00070e0d" officeooo:paragraph-rsid="00070e0d" style:font-size-asian="8.60000038146973pt" style:font-size-complex="8.60000038146973pt"/>
    </style:style>
    <style:style style:name="P13" style:family="paragraph" style:parent-style-name="Standard">
      <style:paragraph-properties fo:margin-left="0cm" fo:margin-right="0cm" style:line-height-at-least="0.372cm" fo:text-align="start" style:justify-single-word="false" fo:text-indent="0cm" style:auto-text-indent="false"/>
      <style:text-properties style:font-name="Arial1" fo:font-size="8.60000038146973pt" officeooo:rsid="0008a438" officeooo:paragraph-rsid="0008a438" style:font-size-asian="8.60000038146973pt" style:font-size-complex="8.60000038146973pt"/>
    </style:style>
    <style:style style:name="P14" style:family="paragraph" style:parent-style-name="Standard">
      <style:paragraph-properties fo:margin-left="0cm" fo:margin-right="0cm" style:line-height-at-least="0.372cm" fo:text-align="start" style:justify-single-word="false" fo:text-indent="0cm" style:auto-text-indent="false"/>
      <style:text-properties style:font-name="Arial1" fo:font-size="12pt" officeooo:paragraph-rsid="00070e0d" style:font-size-asian="12pt" style:font-size-complex="12pt"/>
    </style:style>
    <style:style style:name="P15" style:family="paragraph" style:parent-style-name="Standard">
      <style:paragraph-properties fo:margin-left="0cm" fo:margin-right="0cm" style:line-height-at-least="0.372cm" fo:text-align="end" style:justify-single-word="false" fo:text-indent="0cm" style:auto-text-indent="false"/>
      <style:text-properties style:font-name="Arial1" fo:font-size="12pt" officeooo:rsid="0018f8c1" officeooo:paragraph-rsid="0018f8c1" style:font-size-asian="12pt" style:font-size-complex="12pt"/>
    </style:style>
    <style:style style:name="P16" style:family="paragraph" style:parent-style-name="Standard">
      <style:paragraph-properties fo:margin-left="0cm" fo:margin-right="0cm" style:line-height-at-least="0.372cm" fo:text-align="start" style:justify-single-word="false" fo:text-indent="0cm" style:auto-text-indent="false"/>
      <style:text-properties style:font-name="Arial1" fo:font-size="12pt" fo:font-style="italic" officeooo:paragraph-rsid="00070e0d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margin-left="0cm" fo:margin-right="0cm" style:line-height-at-least="0.372cm" fo:text-align="center" style:justify-single-word="false" fo:text-indent="0cm" style:auto-text-indent="false"/>
      <style:text-properties style:font-name="Arial1" fo:font-size="24pt" style:text-underline-style="solid" style:text-underline-width="auto" style:text-underline-color="font-color" fo:font-weight="bold" officeooo:rsid="0018f8c1" officeooo:paragraph-rsid="0018f8c1" style:font-size-asian="21pt" style:font-weight-asian="bold" style:font-size-complex="24pt" style:font-weight-complex="bold"/>
    </style:style>
    <style:style style:name="P18" style:family="paragraph" style:parent-style-name="Standard">
      <style:paragraph-properties fo:margin-left="0cm" fo:margin-right="0cm" style:line-height-at-least="0.372cm" fo:text-align="start" style:justify-single-word="false" fo:text-indent="0cm" style:auto-text-indent="false"/>
      <style:text-properties style:font-name="Arial1" fo:font-size="10.5pt" officeooo:paragraph-rsid="0008a438" style:font-size-asian="10.5pt" style:font-size-complex="10.5pt"/>
    </style:style>
    <style:style style:name="P19" style:family="paragraph" style:parent-style-name="Standard">
      <style:paragraph-properties fo:margin-left="0cm" fo:margin-right="0cm" style:line-height-at-least="0.372cm" fo:text-align="start" style:justify-single-word="false" fo:text-indent="0cm" style:auto-text-indent="false"/>
      <style:text-properties style:font-name="Arial1" fo:font-size="10.5pt" officeooo:paragraph-rsid="00119fda" style:font-size-asian="10.5pt" style:font-size-complex="10.5pt"/>
    </style:style>
    <style:style style:name="P20" style:family="paragraph" style:parent-style-name="Standard">
      <style:paragraph-properties fo:margin-left="0cm" fo:margin-right="0cm" style:line-height-at-least="0.372cm" fo:text-align="start" style:justify-single-word="false" fo:text-indent="0cm" style:auto-text-indent="false"/>
      <style:text-properties style:font-name="Arial1" fo:font-size="10.5pt" officeooo:rsid="0008a438" officeooo:paragraph-rsid="0008a438" style:font-size-asian="10.5pt" style:font-size-complex="10.5pt"/>
    </style:style>
    <style:style style:name="P21" style:family="paragraph" style:parent-style-name="Standard">
      <style:paragraph-properties fo:margin-left="0cm" fo:margin-right="0cm" style:line-height-at-least="0.372cm" fo:text-align="start" style:justify-single-word="false" fo:text-indent="0cm" style:auto-text-indent="false"/>
      <style:text-properties style:font-name="Arial1" fo:font-size="10.5pt" officeooo:rsid="0008a438" officeooo:paragraph-rsid="000a6e1b" style:font-size-asian="10.5pt" style:font-size-complex="10.5pt"/>
    </style:style>
    <style:style style:name="P22" style:family="paragraph" style:parent-style-name="Standard">
      <style:paragraph-properties fo:margin-left="0cm" fo:margin-right="0cm" style:line-height-at-least="0.372cm" fo:text-align="start" style:justify-single-word="false" fo:text-indent="0cm" style:auto-text-indent="false"/>
      <style:text-properties style:font-name="Arial1" fo:font-size="10.5pt" officeooo:rsid="000a6e1b" officeooo:paragraph-rsid="000a6e1b" style:font-size-asian="10.5pt" style:font-size-complex="10.5pt"/>
    </style:style>
    <style:style style:name="P23" style:family="paragraph" style:parent-style-name="Standard">
      <style:paragraph-properties fo:margin-left="0cm" fo:margin-right="0cm" style:line-height-at-least="0.372cm" fo:text-align="start" style:justify-single-word="false" fo:text-indent="0cm" style:auto-text-indent="false"/>
      <style:text-properties style:font-name="Arial1" fo:font-size="10.5pt" officeooo:rsid="000e3228" officeooo:paragraph-rsid="000e3228" style:font-size-asian="10.5pt" style:font-size-complex="10.5pt"/>
    </style:style>
    <style:style style:name="P24" style:family="paragraph" style:parent-style-name="Standard">
      <style:paragraph-properties fo:margin-left="0cm" fo:margin-right="0cm" style:line-height-at-least="0.372cm" fo:text-align="start" style:justify-single-word="false" fo:text-indent="0cm" style:auto-text-indent="false"/>
      <style:text-properties style:font-name="Arial1" fo:font-size="10.5pt" officeooo:rsid="000f448e" officeooo:paragraph-rsid="00119fda" style:font-size-asian="10.5pt" style:font-size-complex="10.5pt"/>
    </style:style>
    <style:style style:name="P25" style:family="paragraph" style:parent-style-name="Standard">
      <style:paragraph-properties fo:margin-left="0cm" fo:margin-right="0cm" style:line-height-at-least="0.372cm" fo:text-align="start" style:justify-single-word="false" fo:text-indent="0cm" style:auto-text-indent="false"/>
      <style:text-properties style:font-name="Arial1" fo:font-size="10.5pt" officeooo:rsid="000f448e" officeooo:paragraph-rsid="001a2327" style:font-size-asian="10.5pt" style:font-size-complex="10.5pt"/>
    </style:style>
    <style:style style:name="P26" style:family="paragraph" style:parent-style-name="Standard">
      <style:paragraph-properties fo:margin-left="0cm" fo:margin-right="0cm" style:line-height-at-least="0.372cm" fo:text-align="start" style:justify-single-word="false" fo:text-indent="0cm" style:auto-text-indent="false"/>
      <style:text-properties style:font-name="Arial1" fo:font-size="10.5pt" officeooo:rsid="00119fda" officeooo:paragraph-rsid="00119fda" style:font-size-asian="10.5pt" style:font-size-complex="10.5pt"/>
    </style:style>
    <style:style style:name="P27" style:family="paragraph" style:parent-style-name="Standard">
      <style:paragraph-properties fo:margin-left="0cm" fo:margin-right="0cm" style:line-height-at-least="0.372cm" fo:text-align="start" style:justify-single-word="false" fo:text-indent="0cm" style:auto-text-indent="false"/>
      <style:text-properties style:font-name="Arial1" fo:font-size="10.5pt" officeooo:rsid="00119fda" officeooo:paragraph-rsid="001a2327" style:font-size-asian="10.5pt" style:font-size-complex="10.5pt"/>
    </style:style>
    <style:style style:name="P28" style:family="paragraph" style:parent-style-name="Standard">
      <style:paragraph-properties fo:margin-left="0cm" fo:margin-right="0cm" style:line-height-at-least="0.372cm" fo:text-align="start" style:justify-single-word="false" fo:text-indent="0cm" style:auto-text-indent="false"/>
      <style:text-properties style:font-name="Arial1" fo:font-size="10.5pt" officeooo:rsid="001356be" officeooo:paragraph-rsid="001356be" style:font-size-asian="10.5pt" style:font-size-complex="10.5pt"/>
    </style:style>
    <style:style style:name="P29" style:family="paragraph" style:parent-style-name="Standard">
      <style:paragraph-properties fo:margin-left="0cm" fo:margin-right="0cm" style:line-height-at-least="0.372cm" fo:text-align="start" style:justify-single-word="false" fo:text-indent="0cm" style:auto-text-indent="false"/>
      <style:text-properties style:font-name="Arial1" fo:font-size="10.5pt" fo:font-weight="bold" officeooo:rsid="0008a438" officeooo:paragraph-rsid="000a6e1b" style:font-size-asian="10.5pt" style:font-weight-asian="bold" style:font-size-complex="10.5pt" style:font-weight-complex="bold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70e0d"/>
    </style:style>
    <style:style style:name="T3" style:family="text">
      <style:text-properties fo:font-variant="normal" fo:text-transform="none" fo:color="#000000" fo:letter-spacing="normal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fo:letter-spacing="normal" fo:font-style="normal" fo:font-weight="normal" officeooo:rsid="000a6e1b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0000" fo:letter-spacing="normal" fo:font-style="normal" fo:font-weight="normal" officeooo:rsid="000f448e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fo:letter-spacing="normal" fo:font-style="normal" fo:font-weight="normal" officeooo:rsid="000e3228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officeooo:rsid="00119fda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fo:letter-spacing="normal" fo:font-style="normal" style:font-style-asian="normal" style:font-style-complex="normal"/>
    </style:style>
    <style:style style:name="T9" style:family="text">
      <style:text-properties fo:font-variant="normal" fo:text-transform="none" fo:color="#000000" fo:letter-spacing="normal" fo:font-style="normal" fo:font-weight="bold" officeooo:rsid="0008a438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fo:color="#000000" fo:letter-spacing="normal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fo:letter-spacing="normal" fo:font-weight="normal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356be"/>
    </style:style>
    <style:style style:name="T15" style:family="text">
      <style:text-properties fo:color="#3333ff" officeooo:rsid="001356be"/>
    </style:style>
    <style:style style:name="T16" style:family="text">
      <style:text-properties fo:color="#3333ff" officeooo:rsid="00142db8"/>
    </style:style>
    <style:style style:name="T17" style:family="text">
      <style:text-properties officeooo:rsid="00156d3f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Gabriel Carrillo López / Enginyería de Requisits / G13</text:p>
      <text:p text:style-name="P15"/>
      <text:p text:style-name="P17">Ejercicio 7: Argumento de satisfacción</text:p>
      <text:p text:style-name="P14"/>
      <text:p text:style-name="P16"><text:span text:style-name="T11"/></text:p>
      <text:p text:style-name="P18"><text:span text:style-name="T9">Objetivo:</text:span></text:p>
      <text:p text:style-name="P20"><text:span text:style-name="T3">Las quejas iniciadas por los clientes (freelances o contrata</text:span><text:span text:style-name="T4">ntes</text:span><text:span text:style-name="T3">) se resuelven en un máximo de quince días.</text:span></text:p>
      <text:p text:style-name="P20"/>
      <text:p text:style-name="P29"><text:span text:style-name="T8">Partes interesadas: </text:span></text:p>
      <text:p text:style-name="P21"><text:span text:style-name="T3">Freelance, Contrata</text:span><text:span text:style-name="T4">ntes</text:span><text:span text:style-name="T3"> y </text:span><text:span text:style-name="T5">Mediador</text:span></text:p>
      <text:p text:style-name="P20"/>
      <text:p text:style-name="P22"><text:span text:style-name="T3">Tras haber leído la especificación de los requisitos del sistema del servicio web del mercado freelance, creo que el sistema </text:span><text:span text:style-name="T6">no</text:span><text:span text:style-name="T3"> satisface el objetivo propuesto.</text:span></text:p>
      <text:p text:style-name="P23"><text:span text:style-name="T3">En este caso, </text:span><text:span text:style-name="T5">debería haber una restricción temporal entre </text:span><text:span text:style-name="T7">el</text:span><text:span text:style-name="T5"> caso de uso CU7(“Iniciar una queixa”) y </text:span><text:span text:style-name="T7">los casos de uso </text:span><text:span text:style-name="T5">CU8 (“Defendre's d'una queixa”), </text:span><text:span text:style-name="T7">CU9(“Acceptar defensa”) y </text:span><text:span text:style-name="T5">CU10 (“Analitzar i resoldre conflicte”). Sin embargo, ninguno de </text:span><text:span text:style-name="T7">ellos</text:span><text:span text:style-name="T5"> está temporalmente acotado para que la resolución sea efectiva en un máximo de 15 días.</text:span></text:p>
      <text:p text:style-name="P24"><text:span text:style-name="T3">Si queremos que el sistema satisfaga el objetivo, deberíamos modificar </text:span><text:span text:style-name="T7">los CU8, CU9 y CU10 para que haya un tiempo establecido para cada uno de ellos. </text:span></text:p>
      <text:p text:style-name="P24"><text:span text:style-name="T7"/></text:p>
      <text:p text:style-name="P25"><text:span text:style-name="T7">Un modo de llevarlo a cabo sería proporcionar un plazo máximo de 5 días desde la ejecución del CU7</text:span><text:span text:style-name="T3">(“Iniciar una queixa”)</text:span><text:span text:style-name="T7"> para que se pueda ejecutar el CU8</text:span><text:span text:style-name="T3">(“Defendre's d'una queixa”)</text:span><text:span text:style-name="T7">. </text:span></text:p>
      <text:p text:style-name="P25"><text:span text:style-name="T7">En caso contrario, el sistema daría la razón al que hubiese iniciado la queja y se daría el conflicto por resuelto.</text:span></text:p>
      <text:p text:style-name="P27"><text:span text:style-name="T3">En el caso de que se ejecutase el CU8</text:span><text:span text:style-name="T5">(“Defendre's d'una queixa”) </text:span><text:span text:style-name="T3">en el plazo establecido, se proporcionaría otro plazo de 5 días para que se pudiese ejecutar el CU9(“Acceptar defensa”). </text:span></text:p>
      <text:p text:style-name="P27"><text:span text:style-name="T3">En caso contrario, el sistema ejecutaría el </text:span><text:span text:style-name="T5">CU10 (“Analitzar i resoldre conflicte”).</text:span></text:p>
      <text:p text:style-name="P26"><text:span text:style-name="T5">E</text:span><text:span text:style-name="T3">n el caso de que se ejecutase el </text:span><text:span text:style-name="T5">CU10 (“Analitzar i resoldre conflicte”), </text:span><text:span text:style-name="T3">el Mediador dispondría de un máximo de 5 días para resolver el conflicto y marcarlo como resuelto.</text:span></text:p>
      <text:p text:style-name="P19"/>
      <text:p text:style-name="P26">De este modo se cumpliría que, <text:span text:style-name="T14">en un máximo de 15 días (5 + 5 + 5), se resolverían las quejas iniciadas por los clientes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<text:soft-page-break/>Así pues, habría que modificar los siguientes casos de uso como sigue <text:span text:style-name="T17">(en azul)</text:span>:</text:p>
      <text:p text:style-name="P1"/>
      <text:p text:style-name="P1"/>
      <text:p text:style-name="P1">Cas d’ús 8 <text:span text:style-name="T14">(CU8)</text:span>: Defendre’s d’una queixa </text:p>
      <text:p text:style-name="P4"><text:span text:style-name="T12">Actor primari: </text:span>Client.<text:line-break/><text:span text:style-name="T12">Precondició: </text:span>El client ha rebut alguna queixa <text:span text:style-name="T15">amb menys de 5 díes d'antelació</text:span>. </text:p>
      <text:p text:style-name="P4"><text:span text:style-name="T12">Disparador: </text:span>El client.<text:line-break/><text:span text:style-name="T12">Escenari principal: </text:span></text:p>
      <text:list xml:id="list6851029822265899201" text:style-name="L4">
        <text:list-item>
          <text:p text:style-name="P5">El client indica al sistema que vol defensar-se d’una queix<text:span text:style-name="T14">a.</text:span></text:p>
        </text:list-item>
        <text:list-item>
          <text:p text:style-name="P5">El sistema mostra una pàgina on s’ha de seleccionar una queixa pendent de defensa i introduir </text:p>
          <text:p text:style-name="P5">la defensa. </text:p>
        </text:list-item>
        <text:list-item>
          <text:p text:style-name="P5">El client selecciona la queixa pendent de defensa que vol respondre i introdueix la defensa. </text:p>
        </text:list-item>
        <text:list-item>
          <text:p text:style-name="P5">El sistema envia la defensa a l’altra part responsable del projecte. </text:p>
        </text:list-item>
      </text:list>
      <text:p text:style-name="P1"/>
      <text:p text:style-name="P1">Cas d’ús 9 <text:span text:style-name="T14">(CU9)</text:span>: Acceptar defensa </text:p>
      <text:p text:style-name="P4"><text:span text:style-name="T12">Actor primari: </text:span>Client.<text:line-break/><text:span text:style-name="T12">Precondició: </text:span>El client ha rebut alguna defensa <text:span text:style-name="T15">amb menys de 5 díes d'antelació</text:span>.<text:line-break/><text:span text:style-name="T12">Disparador: </text:span>El sistema notifica al client que ha rebut una defensa. </text:p>
      <text:p text:style-name="P4"><text:span text:style-name="T12">Escenari principal: </text:span></text:p>
      <text:list xml:id="list3449910526441053089" text:style-name="L5">
        <text:list-item>
          <text:p text:style-name="P6">El client sol·licita al sistema la llista de disputes obertes. </text:p>
        </text:list-item>
        <text:list-item>
          <text:p text:style-name="P6">El sistema mostra una pàgina amb la llista de disputes obertes. </text:p>
        </text:list-item>
        <text:list-item>
          <text:p text:style-name="P6">El client sol·licita veure la disputa de la qual n’ha rebut la defensa. </text:p>
        </text:list-item>
        <text:list-item>
          <text:p text:style-name="P6">El sistema mostra la disputa amb la defensa que el client ha rebut. </text:p>
        </text:list-item>
        <text:list-item>
          <text:p text:style-name="P6">El client llegeix la defensa. </text:p>
        </text:list-item>
        <text:list-item>
          <text:p text:style-name="P6">El client accepta la defensa. </text:p>
        </text:list-item>
        <text:list-item>
          <text:p text:style-name="P6">El sistema marca el conflicte com a resolt. </text:p>
        </text:list-item>
      </text:list>
      <text:p text:style-name="P1"><text:span text:style-name="T13">Escenari alternatiu</text:span>: </text:p>
      <text:p text:style-name="P1"><text:tab/>5a. El client rebutja <text:span text:style-name="T16">o no respòn, en els 5 díes establerts, a</text:span> la defensa.<text:line-break/><text:tab/>5a1. El sistema envia la disputa al servei de mediació.<text:line-break/><text:tab/>5a2. El sistema informa al client que haurà d’acceptar la resolució del servei de mediació. </text:p>
      <text:p text:style-name="P1"/>
      <text:p text:style-name="P1">Cas d’ús 10 <text:span text:style-name="T14">(CU10)</text:span>: Analitzar i resoldre conflicte </text:p>
      <text:p text:style-name="P7"><text:span text:style-name="T12">Actor primari</text:span>: Mediador.<text:line-break/><text:span text:style-name="T12">Precondició</text:span>: el mediador ha iniciat sessió i té almenys un conflicte pendent de resoldre <text:span text:style-name="T15">amb menys de 5 díes d'antelació</text:span>. </text:p>
      <text:p text:style-name="P4"><text:span text:style-name="T12">Disparador</text:span>: el mediador ha rebut la notificació d’un nou conflicte pendent de resolució. </text:p>
      <text:p text:style-name="P4"><text:span text:style-name="T12">Escenari principal: </text:span></text:p>
      <text:p text:style-name="P4"><text:tab/>1. El mediador indica que vol consultar la llista de conflictes pendents de resolució.</text:p>
      <text:p text:style-name="P4"><text:tab/>2. El sistema mostra la llista de conflictes pendents de resolució.<text:line-break/><text:tab/>3. El mediador selecciona el conflicte del qual ha rebut la notificació.<text:line-break/><text:tab/>4. El sistema mostra la informació corresponent al conflicte. </text:p>
      <text:p text:style-name="P4"><text:tab/>5. El mediador indica al sistema que vol resoldre el conflicte.<text:line-break/><text:tab/>6. El mediador introdueix en un camp de text la seva decisió envers la resolució del conflicte.</text:p>
      <text:p text:style-name="P4"><text:tab/>7. El sistema enregistra el conflicte com a resolt.<text:line-break/><text:tab/>8. El sistema notifica la resolució del conflicte a les parts implicades.</text:p>
      <text:p text:style-name="P1"/>
      <text:p text:style-name="P1"/>
      <text:p text:style-name="P8">Por lo tanto, dentro de la misma especificación de requisitos, habría que añadir las siguientes expectativas:</text:p>
      <text:p text:style-name="P8"/>
      <text:list xml:id="list4801790880180028275" text:style-name="L7">
        <text:list-item>
          <text:p text:style-name="P9">Las quejas que se quieran defender, se defenderán en menos de 5 días desde su notificación.</text:p>
        </text:list-item>
        <text:list-item>
          <text:p text:style-name="P9">Las defensas que se quieran aceptar, se aceptarán en menos de 5 días desde su notificación.</text:p>
        </text:list-item>
        <text:list-item>
          <text:p text:style-name="P9">El mediador resolverá los conflictos pendientes en menos de 5 días desde su notificació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Verdana, Helvetica, sans-serif"/>
    <style:font-face style:name="Cambria" svg:font-family="Cambria"/>
    <style:font-face style:name="Symbol" svg:font-family="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23:10:27.860419000</meta:creation-date>
    <dc:date>2014-11-17T01:33:05.329559000</dc:date>
    <meta:editing-duration>PT1H3M57S</meta:editing-duration>
    <meta:editing-cycles>12</meta:editing-cycles>
    <meta:generator>LibreOffice/4.3.2.2$MacOSX_x86 LibreOffice_project/edfb5295ba211bd31ad47d0bad0118690f76407d</meta:generator>
    <meta:document-statistic meta:table-count="0" meta:image-count="0" meta:object-count="0" meta:page-count="2" meta:paragraph-count="48" meta:word-count="745" meta:character-count="4504" meta:non-whitespace-character-count="3782"/>
  </office:meta>
</office:document-meta>
</file>